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6.5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book_auth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book</text:p>
          </table:table-cell>
          <table:table-cell office:value-type="string" calcext:value-type="string">
            <text:p>idauthor</text:p>
          </table:table-cell>
          <table:table-cell/>
          <table:table-cell office:value-type="string" calcext:value-type="string">
            <text:p>book_catego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book</text:p>
          </table:table-cell>
          <table:table-cell office:value-type="string" calcext:value-type="string">
            <text:p>idcategory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rry Potter à l’école des sorciers</text:p>
          </table:table-cell>
          <table:table-cell table:style-name="ce1" office:value-type="string" calcext:value-type="string">
            <text:p>Le jour de ses onze ans, Harry Potter, un orphelin élevé par un oncle et une tante qui le détestent, voit son existence bouleversée. Un géant vient le chercher pour l'emmener à Poudlard, une école de sorcellerie ! Voler en balai, jeter des sorts, combattre les trolls : Harry se révèle un sorcier doué. Mais un mystère entoure sa naissance et l'effroyable V., le mage dont personne n'ose prononcer le nom. 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owling</text:p>
          </table:table-cell>
          <table:table-cell office:value-type="string" calcext:value-type="string">
            <text:p>J. K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oman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string" calcext:value-type="string">
            <text:p>Fantastiqu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Jeuness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5:17:27.346000000</meta:creation-date>
    <dc:date>2023-10-31T17:51:43.197000000</dc:date>
    <meta:editing-duration>PT2H34M16S</meta:editing-duration>
    <meta:editing-cycles>1</meta:editing-cycles>
    <meta:document-statistic meta:table-count="1" meta:cell-count="42" meta:object-count="0"/>
    <meta:generator>LibreOffice/7.4.7.2$Windows_X86_64 LibreOffice_project/723314e595e8007d3cf785c16538505a1c878ca5</meta:generator>
  </office:meta>
</office:document-meta>
</file>